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aper part II</text:p>
      <text:p text:style-name="P1"/>
      <text:p text:style-name="P1">by Griffin Derr and David Panson</text:p>
      <text:p text:style-name="P1"/>
      <text:p text:style-name="P1"/>
      <text:p text:style-name="P1"/>
      <text:p text:style-name="P2"><text:tab/>The universe has many galaxies and many stars but even more planets, trillions upon trillions more than those that share our star. <text:s/>NASA has been on a non stop search for exoplanets or planets that lie beyond our solar system and to date they have found thousands. <text:s/>Information about these planets has been gathered on NASA's archive on Caltech university's website and exoplanets.org in an organized table and a downloadable format. <text:s/>We have downloaded the data from exoplanets.org and Caltech.edu in a csv format. <text:s/>The data system here is fairly straight forward and easy to dissect in RStudio but it is also almost overly extensive and detailed. <text:s/>The data shows that a considerable amount of information on these planets including orbit angle, size, distance from their sun and more. <text:s/>The data columns are quite thorough unfortunately this also means that many of the exoplanets have empty cells this could create problems when attempting to gather accurate data in the future. <text:s/>There is however still plenty of worthy data here that can be used to generate a wide variety of models. <text:s/></text:p>
      <text:p text:style-name="P2"/>
      <text:p text:style-name="P2"><text:tab/>Our studies here will primarily relate to the discovery of earth like exoplanet candidates (called candidates only because there is no definitive way to be sure without reaching them) and what questions we can answer about them. <text:s/>There are a variety of factors that come into consideration when deciding if a planet is earth like, the first of which being the Goldy locks zone, which is an area of space surrounding a star that is considered to be at the appropriate temperature for liquid water to form on a planet's surface. <text:s/>We will use the data in this case to look at the distance they are from their stars along with their surface temperature and use these to determine if they could be earth like. <text:s/>There is also the question of mass if a planet is too small its gravitational pull may limit the density of its atmosphere or prevent it from having an atmosphere at all, but too big may mean that its atmosphere could become too dense. <text:s/>There is plenty of data on each exoplanets mass to use and here, so we can simply compare each exoplanet's mass to the mass of the earth, given a margin of error (perhaps +-.3 earth masses). <text:s/>[Atmospheric temperature and composition is perhaps the most vital of all] We can test our results against NASA's own results in this case. <text:s/>After deciding which planets are most the most earth like based on these guidelines we could then use the drake equation as a model to guess which planets could harbor life. <text:s/></text:p>
      <text:p text:style-name="P2"/>
      <text:p text:style-name="P2"><text:tab/>The following are a series of hypothesizes and how they can be tested by the given data. <text:s/>We will be able to anticipate when NASA will discover another earth like candidate. <text:s/>We will accomplish this by first finding the trend in the discovery of exoplanets over time which will allow us to map out when each earth like candidate was discovered and then draw a correlation in the dates of their discovery. <text:s/>A timeline will be used to describe when we believe the next earth like planet will be discovered <text:s/>in addition to a trend line that can describe the rate at which exoplanets are discovered. <text:s/></text:p>
      <text:p text:style-name="P2"/>
      <text:p text:style-name="P2"><text:tab/>We will be able to describe the best methods for finding future earth like planets. <text:s/>This hypothesis goes hand in hand with describing how the physical attributes of an exoplanet relate to its discovery. <text:s/>We will accomplish this using the data gathered earlier on potential earth like planets and then looking at their method of discovery to test if there is some type of connection. <text:s/></text:p>
      <text:p text:style-name="P2"/>
      <text:p text:style-name="P2"><text:tab/>Technological improvements are influencing the rate at which we discover exoplanets. <text:s/>This one will take some additional research, particularly on the launch dates and specs of existing space telescopes. <text:s/>The launch dates can b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4T21:10:46.89</meta:creation-date>
    <dc:date>2016-10-25T19:34:57.33</dc:date>
    <meta:editing-duration>PT6H46M17S</meta:editing-duration>
    <meta:editing-cycles>40</meta:editing-cycles>
    <meta:generator>OpenOffice/4.1.2$Win32 OpenOffice.org_project/412m3$Build-9782</meta:generator>
    <meta:document-statistic meta:table-count="0" meta:image-count="0" meta:object-count="0" meta:page-count="1" meta:paragraph-count="7" meta:word-count="654" meta:character-count="3808"/>
  </office:meta>
</office:document-meta>
</file>